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9D30A3F9A54EA16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left="0.37cm" fo:margin-right="0cm" fo:margin-top="0cm" fo:margin-bottom="0cm" style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0.5pt" fo:letter-spacing="normal" fo:font-style="normal" fo:font-weight="normal" loext:padding="0cm" loext:border="none"/>
    </style:style>
    <style:style style:name="P2" style:family="paragraph" style:parent-style-name="Text_20_body" style:list-style-name="L1">
      <style:paragraph-properties fo:margin-left="0.582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loext:opacity="100%" style:font-name="Segoe UI" fo:font-size="10.5pt" fo:letter-spacing="normal" fo:font-style="normal" fo:font-weight="normal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left="0.582cm" fo:margin-right="0cm" fo:margin-top="0cm" fo:margin-bottom="0cm" style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0.5pt" fo:letter-spacing="normal" fo:font-style="normal" fo:font-weight="normal"/>
    </style:style>
    <style:style style:name="P4" style:family="paragraph" style:parent-style-name="Text_20_body" style:list-style-name="L1">
      <loext:graphic-properties draw:fill="solid" draw:fill-color="#ffffff" draw:opacity="100%"/>
      <style:paragraph-properties fo:margin-left="0.582cm" fo:margin-right="0cm" fo:margin-top="0cm" fo:margin-bottom="0cm" style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808080" loext:opacity="100%" style:font-name="Segoe UI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29215253" text:style-name="L1">
        <text:list-item>
          <text:p text:style-name="P2"><draw:frame draw:style-name="fr1" draw:name="Изображение1" text:anchor-type="paragraph" svg:width="0.635cm" svg:height="0.635cm" draw:z-index="0"><draw:image xlink:href="Pictures/1000000000000080000000809D30A3F9A54EA165.jpg" xlink:type="simple" xlink:show="embed" xlink:actuate="onLoad" draw:mime-type="image/jpeg"/><svg:title>Аватарка</svg:title></draw:frame>Александр Хохлачёв</text:p>
          <text:p text:style-name="P4">30 марта 2022</text:p>
          <text:p text:style-name="P1">Решение не самое оптимальное, советую ознакомиться с префиксными деревьями.<text:line-break/><text:line-break/>Местами не хватает разбивки на методы</text:p>
        </text:list-item>
        <text:list-item>
          <text:p text:style-name="P3"><draw:frame draw:style-name="fr1" draw:name="Изображение2" text:anchor-type="paragraph" svg:width="0.635cm" svg:height="0.635cm" draw:z-index="1"><draw:image xlink:href="Pictures/1000000000000080000000809D30A3F9A54EA165.jpg" xlink:type="simple" xlink:show="embed" xlink:actuate="onLoad" draw:mime-type="image/jpeg"/><svg:title>Аватарка</svg:title></draw:frame>Александр Хохлачёв</text:p>
          <text:p text:style-name="P4">30 марта 2022</text:p>
          <text:p text:style-name="P1">Приватные поля с маленькой буквы, публичные с большой</text:p>
        </text:list-item>
        <text:list-item>
          <text:p text:style-name="P3"><draw:frame draw:style-name="fr1" draw:name="Изображение3" text:anchor-type="paragraph" svg:width="0.635cm" svg:height="0.635cm" draw:z-index="2"><draw:image xlink:href="Pictures/1000000000000080000000809D30A3F9A54EA165.jpg" xlink:type="simple" xlink:show="embed" xlink:actuate="onLoad" draw:mime-type="image/jpeg"/><svg:title>Аватарка</svg:title></draw:frame>Александр Хохлачёв</text:p>
          <text:p text:style-name="P4">30 марта 2022</text:p>
          <text:p text:style-name="P1">Метод Add подразумевает, что ФИО будут добавляться в существующий список, а не пересоздавать старый</text:p>
        </text:list-item>
        <text:list-item>
          <text:p text:style-name="P3"><draw:frame draw:style-name="fr1" draw:name="Изображение4" text:anchor-type="paragraph" svg:width="0.635cm" svg:height="0.635cm" draw:z-index="3"><draw:image xlink:href="Pictures/1000000000000080000000809D30A3F9A54EA165.jpg" xlink:type="simple" xlink:show="embed" xlink:actuate="onLoad" draw:mime-type="image/jpeg"/><svg:title>Аватарка</svg:title></draw:frame>Александр Хохлачёв</text:p>
          <text:p text:style-name="P4">30 марта 2022</text:p>
          <text:p text:style-name="P1">Кажется, если name == null, то в выводе будет два пробела :)</text:p>
        </text:list-item>
        <text:list-item>
          <text:p text:style-name="P3"><draw:frame draw:style-name="fr1" draw:name="Изображение5" text:anchor-type="paragraph" svg:width="0.635cm" svg:height="0.635cm" draw:z-index="4"><draw:image xlink:href="Pictures/1000000000000080000000809D30A3F9A54EA165.jpg" xlink:type="simple" xlink:show="embed" xlink:actuate="onLoad" draw:mime-type="image/jpeg"/><svg:title>Аватарка</svg:title></draw:frame>Александр Хохлачёв</text:p>
          <text:p text:style-name="P4">30 марта 2022</text:p>
          <text:p text:style-name="P1">Почему с большой буквы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14:34:09.023000000</dc:date>
    <meta:editing-duration>PT16S</meta:editing-duration>
    <meta:editing-cycles>1</meta:editing-cycles>
    <meta:document-statistic meta:table-count="0" meta:image-count="5" meta:object-count="0" meta:page-count="1" meta:paragraph-count="15" meta:word-count="83" meta:character-count="514" meta:non-whitespace-character-count="450"/>
    <meta:generator>LibreOffice/7.2.4.1$Windows_X86_64 LibreOffice_project/27d75539669ac387bb498e35313b970b7fe9c4f9</meta:generator>
  </office:meta>
</office:document-meta>
</file>